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14c79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0645a6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Open Sans" fo:font-size="10pt" officeooo:rsid="0013a2dc" officeooo:paragraph-rsid="0013a2d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499cm" fo:margin-right="0cm" fo:text-align="start" style:justify-single-word="false" fo:text-indent="0cm" style:auto-text-indent="false" fo:background-color="transparent"/>
      <style:text-properties style:font-name="Open Sans" fo:font-size="10pt" style:text-underline-style="none" officeooo:rsid="000dcecd" officeooo:paragraph-rsid="000645a6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0.111cm"/>
        </style:tab-stops>
      </style:paragraph-properties>
      <style:text-properties style:font-name="Open Sans" fo:font-size="10pt" officeooo:rsid="000645a6" officeooo:paragraph-rsid="000645a6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dcecd" officeooo:paragraph-rsid="000dcecd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0dcecd" officeooo:paragraph-rsid="000dcecd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dcec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cecd"/>
    </style:style>
    <style:style style:name="T5" style:family="text">
      <style:text-properties style:text-underline-style="none" officeooo:rsid="0014c79d"/>
    </style:style>
    <style:style style:name="T6" style:family="text">
      <style:text-properties style:text-underline-style="none" officeooo:rsid="00158e74"/>
    </style:style>
    <style:style style:name="T7" style:family="text">
      <style:text-properties style:font-name="Open Sans" fo:font-size="10pt" officeooo:rsid="000645a6" style:font-size-asian="10pt" style:font-size-complex="10pt"/>
    </style:style>
    <style:style style:name="T8" style:family="text">
      <style:text-properties style:font-name="Open Sans" fo:font-size="10pt" officeooo:rsid="000dcecd" style:font-size-asian="10pt" style:font-size-complex="10pt"/>
    </style:style>
    <style:style style:name="T9" style:family="text">
      <style:text-properties style:font-name="Open Sans" fo:font-size="10pt" officeooo:rsid="0014c79d" style:font-size-asian="10pt" style:font-size-complex="10pt"/>
    </style:style>
    <style:style style:name="T10" style:family="text">
      <style:text-properties officeooo:rsid="0014e1ff"/>
    </style:style>
    <style:style style:name="T11" style:family="text">
      <style:text-properties officeooo:rsid="0016077b"/>
    </style:style>
    <style:style style:name="T12" style:family="text">
      <style:text-properties officeooo:rsid="0017f07b"/>
    </style:style>
    <style:style style:name="T13" style:family="text">
      <style:text-properties officeooo:rsid="00193b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text:span text:style-name="T11">3.3</text:span></text:p>
      <text:p text:style-name="P1"/>
      <text:p text:style-name="P1">Nom : <text:span text:style-name="T2">Préparer une commande</text:span></text:p>
      <text:p text:style-name="P1"/>
      <text:p text:style-name="P1">Acteur(s) : <text:span text:style-name="T2">Pizzaïolo</text:span></text:p>
      <text:p text:style-name="P1"/>
      <text:p text:style-name="P5"><text:span text:style-name="T7">Description : </text:span><text:span text:style-name="T8">Le </text:span><text:span text:style-name="T9">pizzaïolo </text:span><text:span text:style-name="T8">doit pouvoir modifier l’état d’une commande qu’il est en train de préparer</text:span></text:p>
      <text:p text:style-name="P1"/>
      <text:p text:style-name="P1">Auteur : <text:span text:style-name="T12">Damien Ramelet</text:span></text:p>
      <text:p text:style-name="P1"/>
      <text:p text:style-name="P1">Date : <text:span text:style-name="T12">02/06/2020</text:span></text:p>
      <text:p text:style-name="P1"/>
      <text:p text:style-name="P1">Pré-conditions : <text:span text:style-name="T2">Il doit y avoir des commandes en attente de préparation</text:span></text:p>
      <text:p text:style-name="P1"/>
      <text:p text:style-name="P2">Démarrage : <text:span text:style-name="T5">L'utilisateur passe le statut de la commande de « En cours » à « En préparation »</text:span></text:p>
      <text:p text:style-name="P1"/>
      <text:p text:style-name="P3">Scénario nominal :</text:p>
      <text:list xml:id="list3465533874" text:style-name="L1">
        <text:list-item>
          <text:p text:style-name="P10">L'utilisateur <text:span text:style-name="T13">peut afficher la recette de </text:span>la pizza à préparer</text:p>
        </text:list-item>
        <text:list-item>
          <text:p text:style-name="P10">L'utilisateur indique que la pizza est terminée</text:p>
        </text:list-item>
        <text:list-item>
          <text:p text:style-name="P10">Le système met à jour les stocks en fonction de la pizza qui a été préparée</text:p>
        </text:list-item>
        <text:list-item>
          <text:p text:style-name="P10">Le système affiche la commande en cours de préparation</text:p>
        </text:list-item>
        <text:list-item>
          <text:p text:style-name="P10">L'utilisateur indique que la commande est terminée <text:span text:style-name="T10">et change son statut de « En préparation » à « Prête »</text:span></text:p>
        </text:list-item>
      </text:list>
      <text:p text:style-name="P3"/>
      <text:p text:style-name="P3">Scénario <text:span text:style-name="T1">alternatif :</text:span></text:p>
      <text:p text:style-name="P9"><text:span text:style-name="T13">5</text:span>a. La commande n’est pas terminée. Retour à l’étape 1.</text:p>
      <text:p text:style-name="P4"/>
      <text:p text:style-name="P3">Fin :</text:p>
      <text:p text:style-name="P8"><text:span text:style-name="T3">Scénario nominal : </text:span><text:span text:style-name="T4">L'utilisateur indique que la commande est </text:span><text:span text:style-name="T6">préparée</text:span><text:span text:style-name="T4">. Fin du scénario.</text:span></text:p>
      <text:p text:style-name="P7"/>
      <text:p text:style-name="P6"><text:span text:style-name="T4">P</text:span><text:span text:style-name="T3">ost-conditions : La commande est à l’état « Prête »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5M38S</meta:editing-duration>
    <meta:editing-cycles>16</meta:editing-cycles>
    <meta:generator>LibreOffice/6.3.1.2$Windows_X86_64 LibreOffice_project/b79626edf0065ac373bd1df5c28bd630b4424273</meta:generator>
    <dc:date>2020-06-02T23:42:07.992000000</dc:date>
    <meta:document-statistic meta:table-count="0" meta:image-count="0" meta:object-count="0" meta:page-count="1" meta:paragraph-count="19" meta:word-count="173" meta:character-count="954" meta:non-whitespace-character-count="805"/>
  </office:meta>
</office:document-meta>
</file>